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Normal" style:family="paragraph">
      <style:paragraph-properties>
        <style:tab-stops>
          <style:tab-stop style:type="left" style:position="0.8229in"/>
        </style:tab-stops>
      </style:paragraph-properties>
      <style:text-properties style:font-name="Times New Roman" style:font-name-complex="Times New Roman"/>
    </style:style>
    <style:style style:name="P6" style:parent-style-name="Standard" style:family="paragraph">
      <style:paragraph-properties fo:text-align="justify"/>
    </style:style>
    <style:style style:name="P7" style:parent-style-name="Standard" style:family="paragraph">
      <style:paragraph-properties fo:text-align="justify"/>
      <style:text-properties style:font-name="Times New Roman" style:font-name-complex="Times New Roman" fo:font-weight="bold" style:font-weight-asian="bold"/>
    </style:style>
    <style:style style:name="P8"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9" style:parent-style-name="Normal" style:family="paragraph">
      <style:paragraph-properties fo:text-indent="0.5in"/>
      <style:text-properties style:font-name="Times New Roman" style:font-name-complex="Times New Roma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fo:font-weight="bold" style:font-weight-asian="bold" style:font-weight-complex="bold"/>
    </style:style>
    <style:style style:name="P18" style:parent-style-name="Standard" style:family="paragraph">
      <style:paragraph-properties fo:text-align="justify"/>
      <style:text-properties style:font-name="Times New Roman" style:font-name-complex="Times New Roman" fo:font-weight="bold" style:font-weight-asian="bold"/>
    </style:style>
    <style:style style:name="P19" style:parent-style-name="Standard" style:family="paragraph">
      <style:paragraph-properties fo:text-align="justify"/>
      <style:text-properties style:font-name="Times New Roman" style:font-name-complex="Times New Roman" fo:font-weight="bold" style:font-weight-asian="bold"/>
    </style:style>
    <style:style style:name="P20" style:parent-style-name="Standard" style:family="paragraph">
      <style:paragraph-properties fo:text-align="justify"/>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P23" style:parent-style-name="Standard" style:family="paragraph">
      <style:paragraph-properties fo:text-align="justify"/>
    </style:style>
    <style:style style:name="T24" style:parent-style-name="DefaultParagraphFont" style:family="text">
      <style:text-properties style:font-name="Times New Roman" style:font-name-complex="Times New Roman"/>
    </style:style>
    <style:style style:name="P25" style:parent-style-name="Standard" style:family="paragraph">
      <style:paragraph-properties fo:text-align="justify"/>
    </style:style>
    <style:style style:name="T26" style:parent-style-name="DefaultParagraphFont" style:family="text">
      <style:text-properties style:font-name="Times New Roman" style:font-name-complex="Times New Roman"/>
    </style:style>
    <style:style style:name="P27" style:parent-style-name="Standard" style:family="paragraph">
      <style:paragraph-properties fo:text-align="justify"/>
      <style:text-properties style:font-name="Times New Roman" style:font-name-complex="Times New Roman"/>
    </style:style>
    <style:style style:name="P28"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29" style:parent-style-name="Textbody" style:family="paragraph">
      <style:paragraph-properties fo:text-align="justify"/>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style:style>
    <style:style style:name="P32" style:parent-style-name="Textbody" style:family="paragraph">
      <style:paragraph-properties fo:text-align="justify"/>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P35" style:parent-style-name="Textbody" style:family="paragraph">
      <style:paragraph-properties fo:text-align="justify"/>
      <style:text-properties style:font-name="Times New Roman" style:font-name-complex="Times New Roman"/>
    </style:style>
    <style:style style:name="P36" style:parent-style-name="Textbody" style:family="paragraph">
      <style:paragraph-properties fo:text-align="justify"/>
      <style:text-properties style:font-name="Times New Roman" style:font-name-complex="Times New Roman"/>
    </style:style>
  </office:automatic-styles>
  <office:body>
    <office:text text:use-soft-page-breaks="true">
      <text:p text:style-name="P1">Library and Store Management System</text:p>
      <text:p text:style-name="P2"><text:tab/><text:tab/><text:tab/><text:tab/>Software Requirements Specifications</text:p>
      <text:p text:style-name="P3"/>
      <text:p text:style-name="P4">Objective:</text:p>
      <text:p text:style-name="P5">Traffic management is becoming one of the most important issues in rapidly growing cities. Due to bad traffic management a lot of man-hours are being wasted. Increasing congestion on highways and problems associated with existing detectors has generated an interest in vehicle detection technologies such as video image processing. Regarding this problem, developing a self adaptive system which can help in better traffic management using the technique of image processing is a necessity. The suggested<text:s/>system will detect vehicles under the challenging conditions of traffic congestion,<text:s/>high shadows and various light conditions also. Using image processing operations to calculate traffic density is cost effective as cameras are cheaper and affordable devices compared to any other devices such as sensors. Using the information obtained the development of an android application will be done, in which the user will get the traffic density at the location of choice. This application will be easy and very handy for the user as no extra cost will have to be incurred. This application will also save time that the user will spend dodging busy streets by selecting the alternative route.</text:p>
      <text:p text:style-name="P6"/>
      <text:p text:style-name="P7"/>
      <text:p text:style-name="P8">Purpose:</text:p>
      <text:p text:style-name="P9">This project solves the problem of traffic congestion in the city.</text:p>
      <text:p text:style-name="P10">Causes of traffic congestion:<text:s/></text:p>
      <text:p text:style-name="P11">1. Accidents, results in<text:s/>blocked<text:s/><text:s/>path.<text:s/></text:p>
      <text:p text:style-name="P12">2. Route diversion due to construction<text:s/>of roads or during processions and various other reasons causes traffic jam.</text:p>
      <text:p text:style-name="P13">Problems caused:<text:s/></text:p>
      <text:p text:style-name="P14">1. Ambulance's are stuck in traffic in case of emergencies.</text:p>
      <text:p text:style-name="P15">2. Public tend to miss their important meetings or any other such event.<text:s/></text:p>
      <text:p text:style-name="P16">3. Police are not able to reach on time.</text:p>
      <text:p text:style-name="P17"/>
      <text:p text:style-name="P18"/>
      <text:p text:style-name="P19">Intended Users:</text:p>
      <text:p text:style-name="P20"><text:span text:style-name="T21">Students</text:span><text:span text:style-name="T22"><text:s/>of the institute to get access to the system.</text:span></text:p>
      <text:p text:style-name="P23"><text:span text:style-name="T24">The library management staff.</text:span></text:p>
      <text:p text:style-name="P25"><text:span text:style-name="T26">The various departments that will use the store management facility.</text:span></text:p>
      <text:p text:style-name="P27"/>
      <text:p text:style-name="P28">Scope:</text:p>
      <text:p text:style-name="P29"><text:span text:style-name="T30">The scope of the to be developed management system is to provide a real time service to the students a</text:span><text:span text:style-name="T31">s well as staff for a digital as well as easy access. Hence the scope of the project is restricted to the institute level.</text:span></text:p>
      <text:p text:style-name="P32"><text:span text:style-name="T33">Future Extension: Project can be extended further so as to include other departments/streams <text:s/>of the institute. Further new features,</text:span><text:span text:style-name="T34"><text:s/>UI improvement etc. can be done, and this can serve as a working <text:s/>module for the management system of the institute as a whole.</text:span></text:p>
      <text:p text:style-name="P35"/>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hishekverma1289@outlook.com</dc:creator>
    <meta:creation-date>2017-01-19T14:43:00Z</meta:creation-date>
    <dc:date>2017-03-03T04:48:00Z</dc:date>
    <meta:template xlink:href="Normal" xlink:type="simple"/>
    <meta:editing-cycles>145</meta:editing-cycles>
    <meta:editing-duration>PT5580S</meta:editing-duration>
    <meta:document-statistic meta:page-count="1" meta:paragraph-count="4" meta:word-count="359" meta:character-count="2404" meta:row-count="17" meta:non-whitespace-character-count="2049"/>
  </office:meta>
</office:document-meta>
</file>